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05H11M00S" calcext:value-type="time">
            <text:p>105:11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1]-[.B6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2]-[.B6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3]-[.B6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6:34:11.8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8T22:17:45.229000000</dc:date>
    <meta:editing-duration>P7DT8H16M49S</meta:editing-duration>
    <meta:editing-cycles>143</meta:editing-cycles>
    <meta:generator>LibreOffice/7.2.5.2$Windows_X86_64 LibreOffice_project/499f9727c189e6ef3471021d6132d4c694f357e5</meta:generator>
    <meta:document-statistic meta:table-count="1" meta:cell-count="310" meta:object-count="0"/>
  </office:meta>
</office:document-meta>
</file>